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153.png" xlink:type="simple" xlink:show="embed" xlink:actuate="onLoad"/></draw:frame></text:p>
          </table:table-cell>
          <table:table-cell table:style-name="Table1.B1" office:value-type="string">
            <text:h text:style-name="P7" text:outline-level="1">Запоминание длительности истинного сигна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15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длительности сигнала (длительности наличия сигнала или сигналов на входе) по следующему алгоритму:</text:p>
            <text:p text:style-name="P4"><draw:frame draw:style-name="fr3" draw:name="Объект1" text:anchor-type="as-char" svg:width="11.92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3">где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<text:span text:style-name="T2">i-</text:span><text:span text:style-name="T3">й элемент первого </text:span><text:span text:style-name="T4">векторного</text:span> входного сигнала,<draw:frame draw:style-name="fr3" draw:name="Объект3" text:anchor-type="as-char" svg:width="1.182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2">i-</text:span><text:span text:style-name="T3">ый элемент </text:span><text:span text:style-name="T4">векторного</text:span> <text:span text:style-name="T3">выходного</text:span> сигнала,<draw:frame draw:style-name="fr3" draw:name="Объект4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<text:span text:style-name="T3">текущее модельное время,</text:span><text:span text:style-name="T3"><draw:frame draw:style-name="fr3" draw:name="Объект5" text:anchor-type="as-char" svg:width="0.725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временная отметка начала импульса.</text:span></text:p>
            <text:p text:style-name="P3"><text:span text:style-name="T1">Свойства</text:span>: для работы блока свойства задавать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длительности истинного сигнала</dc:title>
    <dc:date>2014-12-09T10:59:59.40</dc:date>
    <meta:generator>OpenOffice/4.1.1$Win32 OpenOffice.org_project/411m6$Build-9775</meta:generator>
    <meta:editing-duration>PT6H8M20S</meta:editing-duration>
    <meta:editing-cycles>127</meta:editing-cycles>
    <meta:document-statistic meta:table-count="1" meta:image-count="2" meta:object-count="5" meta:page-count="1" meta:paragraph-count="10" meta:word-count="58" meta:character-count="42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u</mi>
        <mrow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t</mi>
          <mo stretchy="false">−</mo>
          <msub>
            <mi>t</mi>
            <mrow>
              <mn>0,</mn>
              <mi>i</mi>
            </mrow>
          </msub>
        </mrow>
      </mrow>
      <mi/>
      <mi mathvariant="italic">иначе</mi>
      <mi/>
      <mrow>
        <msub>
          <mi>t</mi>
          <mrow>
            <mn>0,</mn>
            <mi>i</mi>
          </mrow>
        </msub>
        <mo stretchy="false">=</mo>
        <mi>t</mi>
      </mrow>
      <mi>;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Если ~ u_{i}(t) &gt; 0 ~ то ~ y_i(t) = t - t_{0,i} ~ иначе ~ t_{0,i} = t;~ y_i(t) = 0</annotation>
  </semantics>
</math>
</file>

<file path=Object 2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sub>
        <mi>t</mi>
        <mrow>
          <mn>0,</mn>
          <mi>i</mi>
        </mrow>
      </msub>
    </mrow>
    <annotation encoding="StarMath 5.0">t_{0,i}</annotation>
  </semantics>
</math>
</file>